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665" officeooo:paragraph-rsid="001ec665"/>
    </style:style>
    <style:style style:name="P2" style:family="paragraph" style:parent-style-name="Standard" style:list-style-name="L1">
      <style:text-properties officeooo:rsid="001fa790" officeooo:paragraph-rsid="001ec665"/>
    </style:style>
    <style:style style:name="P3" style:family="paragraph" style:parent-style-name="Standard" style:list-style-name="L1">
      <style:text-properties officeooo:rsid="00208956" officeooo:paragraph-rsid="001ec665"/>
    </style:style>
    <style:style style:name="P4" style:family="paragraph" style:parent-style-name="Standard" style:list-style-name="L1">
      <style:text-properties officeooo:rsid="001ec665" officeooo:paragraph-rsid="001ec665"/>
    </style:style>
    <style:style style:name="P5" style:family="paragraph" style:parent-style-name="Standard" style:list-style-name="L1">
      <style:text-properties officeooo:rsid="001f5763" officeooo:paragraph-rsid="001f5763"/>
    </style:style>
    <style:style style:name="P6" style:family="paragraph" style:parent-style-name="Standard" style:list-style-name="L2">
      <style:text-properties officeooo:rsid="001f5763" officeooo:paragraph-rsid="001f5763"/>
    </style:style>
    <style:style style:name="P7" style:family="paragraph" style:parent-style-name="Standard" style:list-style-name="L2">
      <style:text-properties officeooo:rsid="002288f0" officeooo:paragraph-rsid="001f5763"/>
    </style:style>
    <style:style style:name="P8" style:family="paragraph" style:parent-style-name="Standard" style:list-style-name="L2">
      <style:text-properties officeooo:rsid="0022baa5" officeooo:paragraph-rsid="001f5763"/>
    </style:style>
    <style:style style:name="T1" style:family="text">
      <style:text-properties officeooo:rsid="001ec6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9 ab Emsterfeld</text:p>
      <text:p text:style-name="P1"/>
      <text:list xml:id="list1279111298" text:style-name="L1">
        <text:list-item>
          <text:p text:style-name="P2">REWE Ihr Kaufpark <text:span text:style-name="T1">Wendeschleife drehen</text:span></text:p>
        </text:list-item>
        <text:list-item>
          <text:p text:style-name="P2">Ende rechts</text:p>
        </text:list-item>
        <text:list-item>
          <text:p text:style-name="P2">Ampel Vapiano links</text:p>
        </text:list-item>
        <text:list-item>
          <text:p text:style-name="P2">Rathaus rechts → HST Rathaus an der Volme</text:p>
        </text:list-item>
        <text:list-item>
          <text:p text:style-name="P2">Kreisel 3. → Innenstadt</text:p>
        </text:list-item>
        <text:list-item>
          <text:p text:style-name="P2">Ampel links → HST Volkspark</text:p>
        </text:list-item>
        <text:list-item>
          <text:p text:style-name="P2">nach HST Schwenke rechts → HA BHF</text:p>
        </text:list-item>
        <text:list-item>
          <text:p text:style-name="P2">Altenhagener Brücke (Günlük Taze) links unter Brücke lang</text:p>
        </text:list-item>
        <text:list-item>
          <text:p text:style-name="P3">Staples (Car Glass)→ Eckeseyer Straße → Busspur</text:p>
        </text:list-item>
        <text:list-item>
          <text:p text:style-name="P3">Ende links</text:p>
        </text:list-item>
        <text:list-item>
          <text:p text:style-name="P3">rechts → HST Geitebrücke</text:p>
        </text:list-item>
        <text:list-item>
          <text:p text:style-name="P3">2 spuriger Kreisel 1. → Herdecke</text:p>
        </text:list-item>
        <text:list-item>
          <text:p text:style-name="P3">rechts → Herdecke/Wetter nach Brücke</text:p>
        </text:list-item>
        <text:list-item>
          <text:p text:style-name="P3">Ampel links</text:p>
        </text:list-item>
        <text:list-item>
          <text:p text:style-name="P3">Kreisel 2. → Wetter</text:p>
        </text:list-item>
        <text:list-item>
          <text:p text:style-name="P3">Kreisel 2. → Mühlen Center</text:p>
        </text:list-item>
        <text:list-item>
          <text:p text:style-name="P3">rechts → Rathaus/Altstadt</text:p>
        </text:list-item>
        <text:list-item>
          <text:p text:style-name="P3">links →<text:span text:style-name="T1"> Deutsche Post </text:span></text:p>
        </text:list-item>
        <text:list-item>
          <text:p text:style-name="P4">Kreisel 1. rechts</text:p>
        </text:list-item>
        <text:list-item>
          <text:p text:style-name="P4">rechts → Breddestr. → Herdecker BHF → Wendeschleife drehen → Ende rechts</text:p>
        </text:list-item>
        <text:list-item>
          <text:p text:style-name="P4">Ende links → Nackenhof</text:p>
        </text:list-item>
        <text:list-item>
          <text:p text:style-name="P5">Ende rechts → Ringstraße → HST Rosenstraße</text:p>
        </text:list-item>
      </text:list>
      <text:p text:style-name="P1"/>
      <text:p text:style-name="P1">– zurück –</text:p>
      <text:p text:style-name="P1"/>
      <text:list xml:id="list3121970336" text:style-name="L2">
        <text:list-item>
          <text:p text:style-name="P6">Ende rechts → Ringstraße</text:p>
        </text:list-item>
        <text:list-item>
          <text:p text:style-name="P6">nach HST Ringstraße links → Nackenhof</text:p>
        </text:list-item>
        <text:list-item>
          <text:p text:style-name="P6">Ende rechts → Oberer Nackenweg</text:p>
        </text:list-item>
        <text:list-item>
          <text:p text:style-name="P6">links → Breddestraße → Herdecke Bahnhof → Wendeschleife</text:p>
        </text:list-item>
        <text:list-item>
          <text:p text:style-name="P6">Ende links</text:p>
        </text:list-item>
        <text:list-item>
          <text:p text:style-name="P6">Kreisel 3. links → Deutsche Post</text:p>
        </text:list-item>
        <text:list-item>
          <text:p text:style-name="P6">Löwenapotheke rechts → Hauptstraße</text:p>
        </text:list-item>
        <text:list-item>
          <text:p text:style-name="P6">Ende links → Kreisel</text:p>
        </text:list-item>
        <text:list-item>
          <text:p text:style-name="P7">Kreisel 2. gerade aus</text:p>
        </text:list-item>
        <text:list-item>
          <text:p text:style-name="P7">REWE rechts → Hagener Straße</text:p>
        </text:list-item>
        <text:list-item>
          <text:p text:style-name="P8">2 spuriger Kreisel 2. raus → HST Weststraße</text:p>
        </text:list-item>
        <text:list-item>
          <text:p text:style-name="P8">links → Eckeseyer Straße</text:p>
        </text:list-item>
        <text:list-item>
          <text:p text:style-name="P8">nächste rechts</text:p>
        </text:list-item>
        <text:list-item>
          <text:p text:style-name="P8">ende rechts → Blumenladen</text:p>
        </text:list-item>
        <text:list-item>
          <text:p text:style-name="P8">Ampel links</text:p>
        </text:list-item>
        <text:list-item>
          <text:p text:style-name="P8">Altenhagener Brücke (Günlük Taze) rechts → HA BHF</text:p>
        </text:list-item>
        <text:list-item>
          <text:p text:style-name="P8">Sondersignal vor Schwenke links</text:p>
        </text:list-item>
        <text:list-item>
          <text:p text:style-name="P8">Ampel HST Volkspark rechts</text:p>
        </text:list-item>
        <text:list-item>
          <text:p text:style-name="P8">Kreisel 1. rechts → HST Rathaus an der Volme</text:p>
        </text:list-item>
        <text:list-item>
          <text:p text:style-name="P8">nächste links</text:p>
        </text:list-item>
        <text:list-item>
          <text:p text:style-name="P8">rechts → Märkischer Ring</text:p>
        </text:list-item>
        <text:list-item>
          <text:p text:style-name="P8">links → Stadthalle/Mercure Hotel</text:p>
        </text:list-item>
        <text:list-item>
          <text:p text:style-name="P6">Wendeschleife HST Emsterfeld dreh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1:24:16.513593175</meta:creation-date>
    <dc:date>2020-05-17T21:13:15.498373651</dc:date>
    <meta:editing-duration>P6DT3H43M38S</meta:editing-duration>
    <meta:editing-cycles>4</meta:editing-cycles>
    <meta:generator>LibreOffice/6.0.7.3$Linux_X86_64 LibreOffice_project/00m0$Build-3</meta:generator>
    <meta:print-date>2020-05-14T21:04:47.085639266</meta:print-date>
    <meta:document-statistic meta:table-count="0" meta:image-count="0" meta:object-count="0" meta:page-count="1" meta:paragraph-count="47" meta:word-count="267" meta:character-count="1394" meta:non-whitespace-character-count="1216"/>
  </office:meta>
</office:document-meta>
</file>